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ira Mono" svg:font-family="'Fira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ira Mono1" svg:font-family="'Fira Mono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8883d" officeooo:paragraph-rsid="0008883d" fo:background-color="#ff00ff"/>
    </style:style>
    <style:style style:name="P3" style:family="paragraph" style:parent-style-name="Standard">
      <style:paragraph-properties fo:text-align="end" style:justify-single-word="false"/>
      <style:text-properties fo:background-color="#99ffff"/>
    </style:style>
    <style:style style:name="P4" style:family="paragraph" style:parent-style-name="Standard">
      <style:text-properties style:font-name="Arial1"/>
    </style:style>
    <style:style style:name="P5" style:family="paragraph" style:parent-style-name="Standard">
      <style:text-properties style:font-name="Arial1" fo:font-weight="bold" style:font-weight-asian="bold"/>
    </style:style>
    <style:style style:name="P6" style:family="paragraph" style:parent-style-name="Standard">
      <style:text-properties style:font-name="Calibri"/>
    </style:style>
    <style:style style:name="P7" style:family="paragraph" style:parent-style-name="Standard">
      <style:text-properties style:font-name="Calibri" officeooo:paragraph-rsid="001397d6"/>
    </style:style>
    <style:style style:name="P8" style:family="paragraph" style:parent-style-name="Standard">
      <style:text-properties style:font-name="Calibri" fo:font-weight="normal" officeooo:paragraph-rsid="0014165f" style:font-weight-asian="normal" style:font-weight-complex="normal"/>
    </style:style>
    <style:style style:name="P9" style:family="paragraph" style:parent-style-name="Standard">
      <style:text-properties style:font-name="Calibri" fo:font-weight="normal" officeooo:paragraph-rsid="0028b7bd" style:font-weight-asian="normal" style:font-weight-complex="normal"/>
    </style:style>
    <style:style style:name="P10" style:family="paragraph" style:parent-style-name="Standard">
      <style:text-properties style:font-name="Calibri" fo:font-weight="normal" officeooo:paragraph-rsid="003010f1" style:font-weight-asian="normal" style:font-weight-complex="normal"/>
    </style:style>
    <style:style style:name="P11" style:family="paragraph" style:parent-style-name="Standard">
      <style:text-properties style:font-name="Calibri" fo:font-weight="normal" officeooo:paragraph-rsid="003681d1" style:font-weight-asian="normal" style:font-weight-complex="normal"/>
    </style:style>
    <style:style style:name="P12" style:family="paragraph" style:parent-style-name="Standard">
      <style:text-properties style:font-name="Calibri" fo:font-weight="normal" officeooo:paragraph-rsid="00375be9" style:font-weight-asian="normal" style:font-weight-complex="normal"/>
    </style:style>
    <style:style style:name="P13" style:family="paragraph" style:parent-style-name="Standard">
      <style:text-properties style:font-name="Calibri" fo:font-weight="normal" officeooo:paragraph-rsid="00425e41" style:font-weight-asian="normal" style:font-weight-complex="normal"/>
    </style:style>
    <style:style style:name="P14" style:family="paragraph" style:parent-style-name="Standard">
      <style:text-properties style:font-name="Calibri" officeooo:paragraph-rsid="0017d0ce"/>
    </style:style>
    <style:style style:name="P15" style:family="paragraph" style:parent-style-name="Standard">
      <style:text-properties style:font-name="Calibri" officeooo:paragraph-rsid="0028b7bd"/>
    </style:style>
    <style:style style:name="P16" style:family="paragraph" style:parent-style-name="Standard">
      <style:text-properties style:font-name="Calibri" officeooo:paragraph-rsid="002ab5ff"/>
    </style:style>
    <style:style style:name="P17" style:family="paragraph" style:parent-style-name="Standard">
      <style:text-properties style:font-name="Calibri" officeooo:paragraph-rsid="003010f1"/>
    </style:style>
    <style:style style:name="P18" style:family="paragraph" style:parent-style-name="Standard">
      <style:text-properties style:font-name="Calibri" fo:font-weight="bold" officeooo:paragraph-rsid="003010f1" style:font-weight-asian="bold" style:font-weight-complex="bold"/>
    </style:style>
    <style:style style:name="P19" style:family="paragraph" style:parent-style-name="Standard">
      <style:text-properties style:font-name="Calibri" officeooo:rsid="003681d1" officeooo:paragraph-rsid="003681d1"/>
    </style:style>
    <style:style style:name="P20" style:family="paragraph" style:parent-style-name="Standard">
      <style:text-properties style:font-name="Calibri" officeooo:paragraph-rsid="003681d1"/>
    </style:style>
    <style:style style:name="P21" style:family="paragraph" style:parent-style-name="Standard">
      <style:text-properties style:font-name="Calibri" officeooo:rsid="00425e41" officeooo:paragraph-rsid="00425e41"/>
    </style:style>
    <style:style style:name="P22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23" style:family="paragraph" style:parent-style-name="Standard" style:list-style-name="WWNum1">
      <style:paragraph-properties fo:margin-left="2.54cm" fo:margin-right="0cm" fo:text-indent="-0.635cm" style:auto-text-indent="false"/>
      <style:text-properties style:font-name="Arial1"/>
    </style:style>
    <style:style style:name="P24" style:family="paragraph" style:parent-style-name="Standard" style:list-style-name="WWNum1">
      <style:paragraph-properties fo:margin-left="2.54cm" fo:margin-right="0cm" fo:text-indent="-0.635cm" style:auto-text-indent="false"/>
      <style:text-properties style:font-name="Calibri" officeooo:paragraph-rsid="0028b7bd"/>
    </style:style>
    <style:style style:name="P25" style:family="paragraph" style:parent-style-name="Standard" style:list-style-name="WWNum1">
      <style:paragraph-properties fo:margin-left="2.54cm" fo:margin-right="0cm" fo:text-indent="-0.635cm" style:auto-text-indent="false"/>
      <style:text-properties style:font-name="Calibri" fo:font-style="italic" fo:font-weight="normal" officeooo:paragraph-rsid="0028b7bd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1.27cm" fo:margin-right="0cm" fo:text-indent="0cm" style:auto-text-indent="false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Arial1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font-name="Calibri" officeooo:paragraph-rsid="0017d0ce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Calibri" officeooo:paragraph-rsid="0028b7bd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Calibri" officeooo:paragraph-rsid="002ab5ff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Calibri" officeooo:paragraph-rsid="003010f1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Calibri" fo:font-weight="normal" officeooo:paragraph-rsid="003010f1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1"/>
    </style:style>
    <style:style style:name="P34" style:family="paragraph" style:parent-style-name="Standard" style:list-style-name="WWNum1">
      <style:paragraph-properties fo:margin-left="1.905cm" fo:margin-right="0cm" fo:text-indent="0cm" style:auto-text-indent="false"/>
      <style:text-properties style:font-name="Calibri" officeooo:paragraph-rsid="0017d0ce"/>
    </style:style>
    <style:style style:name="P35" style:family="paragraph" style:parent-style-name="Standard" style:list-style-name="WWNum1">
      <style:paragraph-properties fo:margin-left="1.905cm" fo:margin-right="0cm" fo:text-indent="0cm" style:auto-text-indent="false"/>
      <style:text-properties style:font-name="Calibri" officeooo:paragraph-rsid="002ab5ff"/>
    </style:style>
    <style:style style:name="P36" style:family="paragraph" style:parent-style-name="Standard" style:list-style-name="WWNum1">
      <style:paragraph-properties fo:margin-left="1.905cm" fo:margin-right="0cm" fo:text-indent="0cm" style:auto-text-indent="false"/>
      <style:text-properties style:font-name="Calibri" officeooo:paragraph-rsid="003010f1"/>
    </style:style>
    <style:style style:name="P37" style:family="paragraph" style:parent-style-name="Standard" style:list-style-name="WWNum1">
      <style:paragraph-properties fo:margin-left="1.905cm" fo:margin-right="0cm" fo:text-indent="0cm" style:auto-text-indent="false"/>
      <style:text-properties style:font-name="Calibri" fo:font-style="italic" fo:font-weight="normal" officeooo:paragraph-rsid="0017d0ce" style:font-style-asian="italic" style:font-weight-asian="normal" style:font-style-complex="italic" style:font-weight-complex="normal"/>
    </style:style>
    <style:style style:name="P38" style:family="paragraph" style:parent-style-name="Standard" style:list-style-name="WWNum1">
      <style:paragraph-properties fo:margin-left="1.905cm" fo:margin-right="0cm" fo:text-indent="0cm" style:auto-text-indent="false"/>
      <style:text-properties style:font-name="Calibri" fo:font-style="italic" fo:font-weight="normal" officeooo:paragraph-rsid="002ab5ff" style:font-style-asian="italic" style:font-weight-asian="normal" style:font-style-complex="italic" style:font-weight-complex="normal"/>
    </style:style>
    <style:style style:name="P39" style:family="paragraph" style:parent-style-name="Standard" style:list-style-name="WWNum1">
      <style:paragraph-properties fo:margin-left="1.905cm" fo:margin-right="0cm" fo:text-indent="0cm" style:auto-text-indent="false"/>
      <style:text-properties style:font-name="Calibri" fo:font-style="italic" fo:font-weight="normal" officeooo:paragraph-rsid="003010f1" style:font-style-asian="italic" style:font-weight-asian="normal" style:font-style-complex="italic" style:font-weight-complex="normal"/>
    </style:style>
    <style:style style:name="P40" style:family="paragraph" style:parent-style-name="Standard" style:list-style-name="WWNum1">
      <style:paragraph-properties fo:margin-left="1.905cm" fo:margin-right="0cm" fo:text-indent="0cm" style:auto-text-indent="false"/>
      <style:text-properties style:font-name="Calibri" fo:font-weight="normal" officeooo:paragraph-rsid="003010f1" style:font-weight-asian="normal" style:font-weight-complex="normal"/>
    </style:style>
    <style:style style:name="P41" style:family="paragraph" style:parent-style-name="Standard" style:list-style-name="WWNum1">
      <style:paragraph-properties fo:margin-left="0cm" fo:margin-right="0cm" fo:text-indent="0cm" style:auto-text-indent="false"/>
      <style:text-properties style:font-name="Calibri" fo:font-style="italic" fo:font-weight="normal" officeooo:paragraph-rsid="002ab5ff" style:font-style-asian="italic" style:font-weight-asian="normal" style:font-style-complex="italic" style:font-weight-complex="normal"/>
    </style:style>
    <style:style style:name="P42" style:family="paragraph" style:parent-style-name="Standard" style:list-style-name="WWNum1">
      <style:paragraph-properties fo:margin-left="0cm" fo:margin-right="0cm" fo:text-indent="0cm" style:auto-text-indent="false"/>
      <style:text-properties style:font-name="Calibri" fo:font-style="italic" fo:font-weight="normal" officeooo:paragraph-rsid="003010f1" style:font-style-asian="italic" style:font-weight-asian="normal" style:font-style-complex="italic" style:font-weight-complex="normal"/>
    </style:style>
    <style:style style:name="P43" style:family="paragraph" style:parent-style-name="Title" style:master-page-name="Standard">
      <style:paragraph-properties style:page-number="1"/>
      <style:text-properties style:font-name="Calibri"/>
    </style:style>
    <style:style style:name="T1" style:family="text">
      <style:text-properties fo:background-color="#00ff00"/>
    </style:style>
    <style:style style:name="T2" style:family="text">
      <style:text-properties style:font-name="Fira Mono" fo:font-weight="bold" style:font-name-asian="Fira Mono1" style:font-weight-asian="bold" style:font-name-complex="Fira Mono1"/>
    </style:style>
    <style:style style:name="T3" style:family="text">
      <style:text-properties style:font-name="Fira Mono" fo:font-weight="bold" officeooo:rsid="001397d6" style:font-name-asian="Fira Mono1" style:font-weight-asian="bold" style:font-name-complex="Fira Mono1"/>
    </style:style>
    <style:style style:name="T4" style:family="text">
      <style:text-properties style:font-name="Fira Mono" officeooo:rsid="001397d6" style:font-name-asian="Fira Mono1" style:font-name-complex="Fira Mono1"/>
    </style:style>
    <style:style style:name="T5" style:family="text">
      <style:text-properties style:font-name="Fira Mono" fo:font-style="italic" officeooo:rsid="001397d6" style:font-name-asian="Fira Mono1" style:font-style-asian="italic" style:font-name-complex="Fira Mono1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Fira Mono1" style:font-weight-asian="bold" style:font-name-complex="Fira Mono1"/>
    </style:style>
    <style:style style:name="T8" style:family="text">
      <style:text-properties fo:font-weight="bold" officeooo:rsid="001397d6" style:font-name-asian="Fira Mono1" style:font-weight-asian="bold" style:font-name-complex="Fira Mono1"/>
    </style:style>
    <style:style style:name="T9" style:family="text">
      <style:text-properties fo:font-weight="bold" officeooo:rsid="0028b7bd" style:font-name-asian="Fira Mono1" style:font-weight-asian="bold" style:font-name-complex="Fira Mono1"/>
    </style:style>
    <style:style style:name="T10" style:family="text">
      <style:text-properties fo:font-weight="bold" officeooo:rsid="003010f1" style:font-name-asian="Fira Mono1" style:font-weight-asian="bold" style:font-name-complex="Fira Mono1"/>
    </style:style>
    <style:style style:name="T11" style:family="text">
      <style:text-properties fo:font-weight="bold" officeooo:rsid="0031f6a2" style:font-name-asian="Fira Mono1" style:font-weight-asian="bold" style:font-name-complex="Fira Mono1"/>
    </style:style>
    <style:style style:name="T12" style:family="text">
      <style:text-properties fo:font-weight="bold" officeooo:rsid="00344cca" style:font-name-asian="Fira Mono1" style:font-weight-asian="bold" style:font-name-complex="Fira Mono1"/>
    </style:style>
    <style:style style:name="T13" style:family="text">
      <style:text-properties fo:font-weight="bold" officeooo:rsid="0041b867" style:font-name-asian="Fira Mono1" style:font-weight-asian="bold" style:font-name-complex="Fira Mono1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text-underline-style="solid" style:text-underline-width="auto" style:text-underline-color="font-color" style:font-style-asian="italic"/>
    </style:style>
    <style:style style:name="T16" style:family="text">
      <style:text-properties fo:font-style="italic" style:text-underline-style="none" style:font-style-asian="italic"/>
    </style:style>
    <style:style style:name="T17" style:family="text">
      <style:text-properties fo:color="#ff0000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20" style:family="text">
      <style:text-properties fo:color="#1155cc" style:font-name="Fira Mono" fo:font-style="italic" style:text-underline-style="solid" style:text-underline-width="auto" style:text-underline-color="font-color" officeooo:rsid="001397d6" style:font-name-asian="Fira Mono1" style:font-style-asian="italic" style:font-name-complex="Fira Mono1"/>
    </style:style>
    <style:style style:name="T21" style:family="text">
      <style:text-properties fo:color="#1155cc" style:font-name="DejaVu Serif" fo:font-style="italic" style:text-underline-style="solid" style:text-underline-width="auto" style:text-underline-color="font-color" style:font-style-asian="italic"/>
    </style:style>
    <style:style style:name="T22" style:family="text">
      <style:text-properties fo:color="#1155cc" style:font-name="Arial1" fo:font-style="italic" style:text-underline-style="solid" style:text-underline-width="auto" style:text-underline-color="font-color" style:font-style-asian="italic"/>
    </style:style>
    <style:style style:name="T23" style:family="text">
      <style:text-properties fo:background-color="#ffff00"/>
    </style:style>
    <style:style style:name="T24" style:family="text">
      <style:text-properties fo:background-color="#4a86e8" loext:char-shading-value="0"/>
    </style:style>
    <style:style style:name="T25" style:family="text">
      <style:text-properties officeooo:rsid="0008883d" fo:background-color="#00ff00"/>
    </style:style>
    <style:style style:name="T26" style:family="text">
      <style:text-properties officeooo:rsid="0011cdf7"/>
    </style:style>
    <style:style style:name="T27" style:family="text">
      <style:text-properties style:font-name-asian="Fira Mono1" style:font-name-complex="Fira Mono1"/>
    </style:style>
    <style:style style:name="T28" style:family="text">
      <style:text-properties officeooo:rsid="001397d6" style:font-name-asian="Fira Mono1" style:font-name-complex="Fira Mono1"/>
    </style:style>
    <style:style style:name="T29" style:family="text">
      <style:text-properties officeooo:rsid="00375be9" style:font-name-asian="Fira Mono1" style:font-name-complex="Fira Mono1"/>
    </style:style>
    <style:style style:name="T30" style:family="text">
      <style:text-properties officeooo:rsid="00425e41" style:font-name-asian="Fira Mono1" style:font-name-complex="Fira Mono1"/>
    </style:style>
    <style:style style:name="T31" style:family="text">
      <style:text-properties officeooo:rsid="0041b867" style:font-name-asian="Fira Mono1" style:font-name-complex="Fira Mono1"/>
    </style:style>
    <style:style style:name="T32" style:family="text">
      <style:text-properties style:font-name="DejaVu Serif" fo:font-style="italic" style:font-style-asian="italic"/>
    </style:style>
    <style:style style:name="T33" style:family="text">
      <style:text-properties style:font-name="DejaVu Serif" fo:font-style="italic" style:text-underline-style="solid" style:text-underline-width="auto" style:text-underline-color="font-color" style:font-style-asian="italic"/>
    </style:style>
    <style:style style:name="T34" style:family="text">
      <style:text-properties style:font-name="Arial1" fo:font-style="italic" style:font-style-asian="italic"/>
    </style:style>
    <style:style style:name="T35" style:family="text">
      <style:text-properties style:font-name="Arial1" fo:font-style="italic" style:text-underline-style="solid" style:text-underline-width="auto" style:text-underline-color="font-color" style:font-style-asian="italic"/>
    </style:style>
    <style:style style:name="T36" style:family="text">
      <style:text-properties officeooo:rsid="003681d1"/>
    </style:style>
    <style:style style:name="T37" style:family="text">
      <style:text-properties officeooo:rsid="00425e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61f192yfsoik"/>FICHE ACTION DÉVELOPPEMENT </text:p>
      <text:p text:style-name="P6"/>
      <text:p text:style-name="P6"/>
      <text:p text:style-name="P6"/>
      <text:p text:style-name="P6"/>
      <text:p text:style-name="P18"><text:span text:style-name="T27">OBJECTIF 1 : Avoir un </text:span><text:span text:style-name="T28">jeu vidéo fonctionnel (sans gestion de l’ennemi)</text:span></text:p>
      <text:p text:style-name="P17"><text:span text:style-name="T8"/></text:p>
      <text:p text:style-name="P10">Etape 1 : <text:span text:style-name="T28">maps (3d et grid) fixes</text:span></text:p>
      <text:p text:style-name="P17"><text:span text:style-name="T16"><text:tab/></text:span><text:span text:style-name="T15">Notes</text:span><text:span text:style-name="T14"> : </text:span></text:p>
      <text:list xml:id="list6953715201568839883" text:style-name="WWNum1">
        <text:list-header>
          <text:p text:style-name="P36"><text:span text:style-name="T14">* </text:span></text:p>
        </text:list-header>
      </text:list>
      <text:p text:style-name="P31"><text:span text:style-name="T18">Sources</text:span> <text:span text:style-name="T14">:</text:span></text:p>
      <text:list xml:id="list172351150608499" text:continue-numbering="true" text:style-name="WWNum1">
        <text:list-header>
          <text:p text:style-name="P39"><text:span text:style-name="T28">*</text:span></text:p>
        </text:list-header>
      </text:list>
      <text:p text:style-name="P10"/>
      <text:p text:style-name="P10">Etape 2 : <text:span text:style-name="T28">deplacement dans la scene 3D et dans la grid</text:span></text:p>
      <text:p text:style-name="P17"><text:span text:style-name="T16"><text:tab/></text:span><text:span text:style-name="T15">Notes</text:span><text:span text:style-name="T14"> : </text:span></text:p>
      <text:list xml:id="list172351127020355" text:continue-numbering="true" text:style-name="WWNum1">
        <text:list-header>
          <text:p text:style-name="P36"><text:span text:style-name="T14">* </text:span></text:p>
        </text:list-header>
      </text:list>
      <text:p text:style-name="P31"><text:span text:style-name="T18">Sources</text:span> <text:span text:style-name="T14">:</text:span></text:p>
      <text:list xml:id="list172351786957296" text:continue-numbering="true" text:style-name="WWNum1">
        <text:list-header>
          <text:p text:style-name="P39"><text:span text:style-name="T28">*</text:span></text:p>
          <text:p text:style-name="P42"><text:span text:style-name="T28"/></text:p>
        </text:list-header>
      </text:list>
      <text:p text:style-name="P10">Etape 3 :<text:span text:style-name="T28"> gestion du combat</text:span></text:p>
      <text:p text:style-name="P17"><text:span text:style-name="T16"><text:tab/></text:span><text:span text:style-name="T15">Notes</text:span><text:span text:style-name="T14"> : </text:span></text:p>
      <text:list xml:id="list172351530367462" text:continue-numbering="true" text:style-name="WWNum1">
        <text:list-header>
          <text:p text:style-name="P36"><text:span text:style-name="T14">* </text:span></text:p>
        </text:list-header>
      </text:list>
      <text:p text:style-name="P31"><text:span text:style-name="T18">Sources</text:span> <text:span text:style-name="T14">:</text:span></text:p>
      <text:list xml:id="list172350550991571" text:continue-numbering="true" text:style-name="WWNum1">
        <text:list-header>
          <text:p text:style-name="P39"><text:span text:style-name="T28">*</text:span></text:p>
        </text:list-header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7">OBJECTIF </text:span><text:span text:style-name="T10">2</text:span><text:span text:style-name="T7"> : </text:span><text:span text:style-name="T12">G</text:span><text:span text:style-name="T8">estion de l’ennemi</text:span></text:p>
      <text:p text:style-name="P20"><text:span text:style-name="T8"/></text:p>
      <text:p text:style-name="P11">Etape 1 : <text:span text:style-name="T28">Q-table</text:span></text:p>
      <text:p text:style-name="P10"><text:span text:style-name="T16"><text:tab/></text:span><text:span text:style-name="T15">Notes</text:span><text:span text:style-name="T14"> : </text:span></text:p>
      <text:list xml:id="list172351729747935" text:continue-numbering="true" text:style-name="WWNum1">
        <text:list-header>
          <text:p text:style-name="P40"><text:span text:style-name="T14">* </text:span></text:p>
        </text:list-header>
      </text:list>
      <text:p text:style-name="P32"><text:span text:style-name="T18">Sources</text:span> <text:span text:style-name="T14">:</text:span></text:p>
      <text:list xml:id="list172351505670042" text:continue-numbering="true" text:style-name="WWNum1">
        <text:list-header>
          <text:p text:style-name="P39"><text:span text:style-name="T28">*</text:span></text:p>
        </text:list-header>
      </text:list>
      <text:p text:style-name="P10"/>
      <text:p text:style-name="P11">Etape 2 : <text:span text:style-name="T36">A</text:span><text:span text:style-name="T28">nimations</text:span></text:p>
      <text:p text:style-name="P10"><text:span text:style-name="T16"><text:tab/></text:span><text:span text:style-name="T15">Notes</text:span><text:span text:style-name="T14"> : </text:span></text:p>
      <text:list xml:id="list172352152291013" text:continue-numbering="true" text:style-name="WWNum1">
        <text:list-header>
          <text:p text:style-name="P40"><text:span text:style-name="T14">* </text:span></text:p>
        </text:list-header>
      </text:list>
      <text:p text:style-name="P32"><text:span text:style-name="T18">Sources</text:span> <text:span text:style-name="T14">:</text:span></text:p>
      <text:list xml:id="list172351242827156" text:continue-numbering="true" text:style-name="WWNum1">
        <text:list-header>
          <text:p text:style-name="P39"><text:span text:style-name="T28">*</text:span></text:p>
          <text:p text:style-name="P42"><text:soft-page-break/><text:span text:style-name="T28"/></text:p>
        </text:list-header>
      </text:list>
      <text:p text:style-name="P12">Etape 3 :<text:span text:style-name="T28"> </text:span><text:span text:style-name="T29">A</text:span><text:span text:style-name="T28">ction en combat</text:span></text:p>
      <text:p text:style-name="P10"><text:span text:style-name="T16"><text:tab/></text:span><text:span text:style-name="T15">Notes</text:span><text:span text:style-name="T14"> : </text:span></text:p>
      <text:list xml:id="list172351377133911" text:continue-numbering="true" text:style-name="WWNum1">
        <text:list-header>
          <text:p text:style-name="P40"><text:span text:style-name="T14">* </text:span></text:p>
        </text:list-header>
      </text:list>
      <text:p text:style-name="P32"><text:span text:style-name="T18">Sources</text:span> <text:span text:style-name="T14">:</text:span></text:p>
      <text:list xml:id="list172350215386334" text:continue-numbering="true" text:style-name="WWNum1">
        <text:list-header>
          <text:p text:style-name="P39"><text:span text:style-name="T28">*</text:span></text:p>
        </text:list-header>
      </text:list>
      <text:p text:style-name="P10"/>
      <text:p text:style-name="P10"/>
      <text:p text:style-name="P10"/>
      <text:p text:style-name="P10"/>
      <text:p text:style-name="P17"/>
      <text:p text:style-name="P17"/>
      <text:p text:style-name="P17"/>
      <text:p text:style-name="P17"/>
      <text:p text:style-name="P17"><text:span text:style-name="T7">OBJECTIF </text:span><text:span text:style-name="T11">3</text:span><text:span text:style-name="T7"> : </text:span><text:span text:style-name="T13">Extras</text:span></text:p>
      <text:p text:style-name="P17"><text:span text:style-name="T8"/></text:p>
      <text:p text:style-name="P13">Etape 1 : <text:span text:style-name="T31">IA deep</text:span></text:p>
      <text:p text:style-name="P10"><text:span text:style-name="T16"><text:tab/></text:span><text:span text:style-name="T15">Notes</text:span><text:span text:style-name="T14"> : </text:span></text:p>
      <text:list xml:id="list172350613354689" text:continue-numbering="true" text:style-name="WWNum1">
        <text:list-header>
          <text:p text:style-name="P40"><text:span text:style-name="T14">* </text:span></text:p>
        </text:list-header>
      </text:list>
      <text:p text:style-name="P32"><text:span text:style-name="T18">Sources</text:span> <text:span text:style-name="T14">:</text:span></text:p>
      <text:list xml:id="list172350486785906" text:continue-numbering="true" text:style-name="WWNum1">
        <text:list-header>
          <text:p text:style-name="P39"><text:span text:style-name="T28">*</text:span></text:p>
        </text:list-header>
      </text:list>
      <text:p text:style-name="P10"/>
      <text:p text:style-name="P13">Etape 2 : <text:span text:style-name="T37">C</text:span><text:span text:style-name="T31">ombat plus complexe</text:span></text:p>
      <text:p text:style-name="P10"><text:span text:style-name="T16"><text:tab/></text:span><text:span text:style-name="T15">Notes</text:span><text:span text:style-name="T14"> : </text:span></text:p>
      <text:list xml:id="list172351864284914" text:continue-numbering="true" text:style-name="WWNum1">
        <text:list-header>
          <text:p text:style-name="P40"><text:span text:style-name="T14">* </text:span></text:p>
        </text:list-header>
      </text:list>
      <text:p text:style-name="P32"><text:span text:style-name="T18">Sources</text:span> <text:span text:style-name="T14">:</text:span></text:p>
      <text:list xml:id="list172352119793867" text:continue-numbering="true" text:style-name="WWNum1">
        <text:list-header>
          <text:p text:style-name="P39"><text:span text:style-name="T28">*</text:span></text:p>
          <text:p text:style-name="P42"><text:span text:style-name="T28"/></text:p>
        </text:list-header>
      </text:list>
      <text:p text:style-name="P13">Etape 3 :<text:span text:style-name="T28"> </text:span><text:span text:style-name="T30">T</text:span><text:span text:style-name="T31">errain procedurale</text:span></text:p>
      <text:p text:style-name="P10"><text:span text:style-name="T16"><text:tab/></text:span><text:span text:style-name="T15">Notes</text:span><text:span text:style-name="T14"> : </text:span></text:p>
      <text:list xml:id="list172351351159667" text:continue-numbering="true" text:style-name="WWNum1">
        <text:list-header>
          <text:p text:style-name="P40"><text:span text:style-name="T14">* </text:span></text:p>
        </text:list-header>
      </text:list>
      <text:p text:style-name="P32"><text:span text:style-name="T18">Sources</text:span> <text:span text:style-name="T14">:</text:span></text:p>
      <text:list xml:id="list172351173798388" text:continue-numbering="true" text:style-name="WWNum1">
        <text:list-header>
          <text:p text:style-name="P39"><text:span text:style-name="T28">*</text:span></text:p>
        </text:list-header>
      </text:list>
      <text:p text:style-name="P17"/>
      <text:p text:style-name="P17"><text:span text:style-name="T8"/></text:p>
      <text:p text:style-name="P1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ira Mono" svg:font-family="'Fira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ira Mono1" svg:font-family="'Fira Mono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08883d" officeooo:paragraph-rsid="0008883d" fo:background-color="#ff00ff"/>
    </style:style>
    <style:style style:name="MP2" style:family="paragraph" style:parent-style-name="Standard">
      <style:paragraph-properties fo:text-align="end" style:justify-single-word="false"/>
      <style:text-properties fo:background-color="#99ffff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officeooo:rsid="0008883d" fo:background-color="#00ff00"/>
    </style:style>
    <style:style style:name="MT2" style:family="text">
      <style:text-properties fo:background-color="#00ff00"/>
    </style:style>
    <style:style style:name="MT3" style:family="text">
      <style:text-properties officeooo:rsid="0011cdf7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FOLETTO PIMENTA Pedro</text:p>
        <text:p text:style-name="MP2">KUASSIVI Cédric</text:p>
        <text:p text:style-name="MP3"><text:span text:style-name="MT1">TOSTI Dylan</text:span><text:span text:style-name="MT2">s</text:span></text:p>
      </style:header>
      <style:footer>
        <text:p text:style-name="Standard"/>
        <text:p text:style-name="MP3">2018-<text:span text:style-name="MT3">12 / 2019-0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2-14T17:23:49.533026990</dc:date>
    <meta:editing-duration>PT23M13S</meta:editing-duration>
    <meta:editing-cycles>38</meta:editing-cycles>
    <meta:document-statistic meta:table-count="0" meta:image-count="0" meta:object-count="0" meta:page-count="2" meta:paragraph-count="56" meta:word-count="166" meta:character-count="676" meta:non-whitespace-character-count="556"/>
  </office:meta>
</office:document-meta>
</file>